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5.63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05" calcext:value-type="float">
            <text:p>2</text:p>
          </table:table-cell>
          <table:table-cell table:style-name="ce163" table:formula="of:=[.AB455]*[.AC455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5859" calcext:value-type="currency">
            <text:p>289,46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5859" calcext:value-type="currency">
            <text:p>410,4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6:45:10.022102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6T17:18:21.793420147</dc:date>
    <meta:editing-cycles>1737</meta:editing-cycles>
    <meta:editing-duration>P12DT4H12M21S</meta:editing-duration>
    <meta:generator>LibreOffice/5.2.3.3$Linux_X86_64 LibreOffice_project/d54a8868f08a7b39642414cf2c8ef2f228f780cf</meta:generator>
    <meta:document-statistic meta:table-count="1" meta:cell-count="6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